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 channel amplification" table:style-name="ta1">
        <table:shapes>
          <draw:frame draw:z-index="0" draw:style-name="gr1" draw:text-style-name="P1" svg:width="15.988cm" svg:height="9.005cm" svg:x="20.061cm" svg:y="7.915cm">
            <draw:object draw:notify-on-update-of-ranges="'Voltage channel amplification'.B25:'Voltage channel amplification'.B40 'Voltage channel amplification'.F25:'Voltage channel amplification'.F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req=5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U_in theor</text:p>
          </table:table-cell>
          <table:table-cell office:value-type="string" calcext:value-type="string">
            <text:p>U_in</text:p>
          </table:table-cell>
          <table:table-cell office:value-type="string" calcext:value-type="string">
            <text:p>U_out</text:p>
          </table:table-cell>
          <table:table-cell office:value-type="string" calcext:value-type="string">
            <text:p>Remarks</text:p>
          </table:table-cell>
          <table:table-cell table:style-name="Default" office:value-type="string" calcext:value-type="string">
            <text:p>Amplification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 calcext:value-type="string">
            <text:p>mVrms</text:p>
          </table:table-cell>
          <table:table-cell/>
          <table:table-cell table:style-name="Default" office:value-type="string" calcext:value-type="string">
            <text:p>[V/V]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D4]/[.C4]" office:value-type="string" office:string-value="" calcext:value-type="error">
            <text:p>#DIV/0!</text:p>
          </table:table-cell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D5]/[.C5]" office:value-type="string" office:string-value="" calcext:value-type="error">
            <text:p>#DIV/0!</text:p>
          </table:table-cell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.7" calcext:value-type="float">
            <text:p>32,7</text:p>
          </table:table-cell>
          <table:table-cell office:value-type="float" office:value="14.32" calcext:value-type="float">
            <text:p>14,32</text:p>
          </table:table-cell>
          <table:table-cell office:value-type="string" calcext:value-type="string">
            <text:p>Noise floor</text:p>
          </table:table-cell>
          <table:table-cell table:formula="of:=[.D6]/[.C6]" office:value-type="float" office:value="0.437920489296636" calcext:value-type="float">
            <text:p>0,44</text:p>
          </table:table-cell>
          <table:table-cell table:style-name="ce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0.44" calcext:value-type="float">
            <text:p>40,44</text:p>
          </table:table-cell>
          <table:table-cell office:value-type="float" office:value="25.04" calcext:value-type="float">
            <text:p>25,04</text:p>
          </table:table-cell>
          <table:table-cell office:value-type="string" calcext:value-type="string">
            <text:p>Noise floor</text:p>
          </table:table-cell>
          <table:table-cell table:formula="of:=[.D7]/[.C7]" office:value-type="float" office:value="0.619188921859545" calcext:value-type="float">
            <text:p>0,62</text:p>
          </table:table-cell>
          <table:table-cell table:style-name="ce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.06" calcext:value-type="float">
            <text:p>49,06</text:p>
          </table:table-cell>
          <table:table-cell office:value-type="float" office:value="34.66" calcext:value-type="float">
            <text:p>34,66</text:p>
          </table:table-cell>
          <table:table-cell office:value-type="string" calcext:value-type="string">
            <text:p>Noise floor</text:p>
          </table:table-cell>
          <table:table-cell table:formula="of:=[.D8]/[.C8]" office:value-type="float" office:value="0.706481858948227" calcext:value-type="float">
            <text:p>0,71</text:p>
          </table:table-cell>
          <table:table-cell table:style-name="ce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9.7" calcext:value-type="float">
            <text:p>59,7</text:p>
          </table:table-cell>
          <table:table-cell office:value-type="float" office:value="44.78" calcext:value-type="float">
            <text:p>44,78</text:p>
          </table:table-cell>
          <table:table-cell office:value-type="string" calcext:value-type="string">
            <text:p>Nosie floor</text:p>
          </table:table-cell>
          <table:table-cell table:formula="of:=[.D9]/[.C9]" office:value-type="float" office:value="0.750083752093802" calcext:value-type="float">
            <text:p>0,75</text:p>
          </table:table-cell>
          <table:table-cell table:style-name="ce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0.35" calcext:value-type="float">
            <text:p>70,35</text:p>
          </table:table-cell>
          <table:table-cell office:value-type="float" office:value="54.78" calcext:value-type="float">
            <text:p>54,78</text:p>
          </table:table-cell>
          <table:table-cell/>
          <table:table-cell table:formula="of:=[.D10]/[.C10]" office:value-type="float" office:value="0.778678038379531" calcext:value-type="float">
            <text:p>0,78</text:p>
          </table:table-cell>
          <table:table-cell table:style-name="ce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,67</text:p>
          </table:table-cell>
          <table:table-cell office:value-type="float" office:value="65.37" calcext:value-type="float">
            <text:p>65,37</text:p>
          </table:table-cell>
          <table:table-cell/>
          <table:table-cell table:formula="of:=[.D11]/[.C11]" office:value-type="float" office:value="0.800416309538386" calcext:value-type="float">
            <text:p>0,80</text:p>
          </table:table-cell>
          <table:table-cell table:style-name="ce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0.71" calcext:value-type="float">
            <text:p>90,71</text:p>
          </table:table-cell>
          <table:table-cell office:value-type="float" office:value="73.33" calcext:value-type="float">
            <text:p>73,33</text:p>
          </table:table-cell>
          <table:table-cell/>
          <table:table-cell table:formula="of:=[.D12]/[.C12]" office:value-type="float" office:value="0.808400396869143" calcext:value-type="float">
            <text:p>0,81</text:p>
          </table:table-cell>
          <table:table-cell table:style-name="ce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.06" calcext:value-type="float">
            <text:p>100,06</text:p>
          </table:table-cell>
          <table:table-cell office:value-type="float" office:value="81.15" calcext:value-type="float">
            <text:p>81,15</text:p>
          </table:table-cell>
          <table:table-cell/>
          <table:table-cell table:formula="of:=[.D13]/[.C13]" office:value-type="float" office:value="0.811013391964821" calcext:value-type="float">
            <text:p>0,81</text:p>
          </table:table-cell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2.84" calcext:value-type="float">
            <text:p>202,84</text:p>
          </table:table-cell>
          <table:table-cell office:value-type="float" office:value="171.21" calcext:value-type="float">
            <text:p>171,21</text:p>
          </table:table-cell>
          <table:table-cell/>
          <table:table-cell table:formula="of:=[.D14]/[.C14]" office:value-type="float" office:value="0.844064287122855" calcext:value-type="float">
            <text:p>0,84</text:p>
          </table:table-cell>
          <table:table-cell table:style-name="ce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05.16" calcext:value-type="float">
            <text:p>305,16</text:p>
          </table:table-cell>
          <table:table-cell office:value-type="float" office:value="260.65" calcext:value-type="float">
            <text:p>260,65</text:p>
          </table:table-cell>
          <table:table-cell/>
          <table:table-cell table:formula="of:=[.D15]/[.C15]" office:value-type="float" office:value="0.854142089395727" calcext:value-type="float">
            <text:p>0,85</text:p>
          </table:table-cell>
          <table:table-cell table:style-name="ce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400.96" calcext:value-type="float">
            <text:p>400,96</text:p>
          </table:table-cell>
          <table:table-cell office:value-type="float" office:value="344.13" calcext:value-type="float">
            <text:p>344,13</text:p>
          </table:table-cell>
          <table:table-cell/>
          <table:table-cell table:formula="of:=[.D16]/[.C16]" office:value-type="float" office:value="0.858265163607342" calcext:value-type="float">
            <text:p>0,86</text:p>
          </table:table-cell>
          <table:table-cell table:style-name="ce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97.08" calcext:value-type="float">
            <text:p>497,08</text:p>
          </table:table-cell>
          <table:table-cell office:value-type="float" office:value="431.88" calcext:value-type="float">
            <text:p>431,88</text:p>
          </table:table-cell>
          <table:table-cell/>
          <table:table-cell table:formula="of:=[.D17]/[.C17]" office:value-type="float" office:value="0.868833990504547" calcext:value-type="float">
            <text:p>0,87</text:p>
          </table:table-cell>
          <table:table-cell table:style-name="ce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603.71" calcext:value-type="float">
            <text:p>603,71</text:p>
          </table:table-cell>
          <table:table-cell office:value-type="float" office:value="524.74" calcext:value-type="float">
            <text:p>524,74</text:p>
          </table:table-cell>
          <table:table-cell/>
          <table:table-cell table:formula="of:=[.D18]/[.C18]" office:value-type="float" office:value="0.869192161799539" calcext:value-type="float">
            <text:p>0,87</text:p>
          </table:table-cell>
          <table:table-cell table:style-name="ce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699.74" calcext:value-type="float">
            <text:p>699,74</text:p>
          </table:table-cell>
          <table:table-cell office:value-type="float" office:value="611.94" calcext:value-type="float">
            <text:p>611,94</text:p>
          </table:table-cell>
          <table:table-cell office:value-type="string" calcext:value-type="string">
            <text:p>Highest non distored voltage level</text:p>
          </table:table-cell>
          <table:table-cell table:formula="of:=[.D19]/[.C19]" office:value-type="float" office:value="0.874524823505874" calcext:value-type="float">
            <text:p>0,87</text:p>
          </table:table-cell>
          <table:table-cell table:style-name="ce2"/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Amplific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mVrms</text:p>
          </table:table-cell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8.12" calcext:value-type="float">
            <text:p>308,12</text:p>
          </table:table-cell>
          <table:table-cell office:value-type="float" office:value="188.17" calcext:value-type="float">
            <text:p>188,17</text:p>
          </table:table-cell>
          <table:table-cell office:value-type="float" office:value="49.8" calcext:value-type="float">
            <text:p>49,8</text:p>
          </table:table-cell>
          <table:table-cell table:formula="of:=20*LOG10([.D25]/[.C25])" office:value-type="float" office:value="-4.2833900855927" calcext:value-type="float">
            <text:p>-4,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8.7" calcext:value-type="float">
            <text:p>298,7</text:p>
          </table:table-cell>
          <table:table-cell office:value-type="float" office:value="223.56" calcext:value-type="float">
            <text:p>223,56</text:p>
          </table:table-cell>
          <table:table-cell office:value-type="float" office:value="38.4" calcext:value-type="float">
            <text:p>38,4</text:p>
          </table:table-cell>
          <table:table-cell table:formula="of:=20*LOG10([.D26]/[.C26])" office:value-type="float" office:value="-2.51682243320522" calcext:value-type="float">
            <text:p>-2,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6.83" calcext:value-type="float">
            <text:p>306,83</text:p>
          </table:table-cell>
          <table:table-cell office:value-type="float" office:value="249.83" calcext:value-type="float">
            <text:p>249,83</text:p>
          </table:table-cell>
          <table:table-cell office:value-type="float" office:value="30.9" calcext:value-type="float">
            <text:p>30,9</text:p>
          </table:table-cell>
          <table:table-cell table:formula="of:=20*LOG10([.D27]/[.C27])" office:value-type="float" office:value="-1.78506464193554" calcext:value-type="float">
            <text:p>-1,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03.45" calcext:value-type="float">
            <text:p>303,45</text:p>
          </table:table-cell>
          <table:table-cell office:value-type="float" office:value="260.83" calcext:value-type="float">
            <text:p>260,83</text:p>
          </table:table-cell>
          <table:table-cell office:value-type="float" office:value="25.91" calcext:value-type="float">
            <text:p>25,91</text:p>
          </table:table-cell>
          <table:table-cell table:formula="of:=20*LOG10([.D28]/[.C28])" office:value-type="float" office:value="-1.31459200904704" calcext:value-type="float">
            <text:p>-1,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0.42" calcext:value-type="float">
            <text:p>300,42</text:p>
          </table:table-cell>
          <table:table-cell office:value-type="float" office:value="266.25" calcext:value-type="float">
            <text:p>266,25</text:p>
          </table:table-cell>
          <table:table-cell office:value-type="float" office:value="21.99" calcext:value-type="float">
            <text:p>21,99</text:p>
          </table:table-cell>
          <table:table-cell table:formula="of:=20*LOG10([.D29]/[.C29])" office:value-type="float" office:value="-1.04878450671517" calcext:value-type="float">
            <text:p>-1,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00.62" calcext:value-type="float">
            <text:p>300,62</text:p>
          </table:table-cell>
          <table:table-cell office:value-type="float" office:value="274.2" calcext:value-type="float">
            <text:p>274,2</text:p>
          </table:table-cell>
          <table:table-cell office:value-type="float" office:value="19.1" calcext:value-type="float">
            <text:p>19,1</text:p>
          </table:table-cell>
          <table:table-cell table:formula="of:=20*LOG10([.D30]/[.C30])" office:value-type="float" office:value="-0.799008400225963" calcext:value-type="float">
            <text:p>-0,8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99.68" calcext:value-type="float">
            <text:p>299,68</text:p>
          </table:table-cell>
          <table:table-cell office:value-type="float" office:value="275.27" calcext:value-type="float">
            <text:p>275,27</text:p>
          </table:table-cell>
          <table:table-cell office:value-type="float" office:value="14.15" calcext:value-type="float">
            <text:p>14,15</text:p>
          </table:table-cell>
          <table:table-cell table:formula="of:=20*LOG10([.D31]/[.C31])" office:value-type="float" office:value="-0.737977543363101" calcext:value-type="float">
            <text:p>-0,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02.96" calcext:value-type="float">
            <text:p>302,96</text:p>
          </table:table-cell>
          <table:table-cell office:value-type="float" office:value="281.75" calcext:value-type="float">
            <text:p>281,75</text:p>
          </table:table-cell>
          <table:table-cell office:value-type="float" office:value="12.35" calcext:value-type="float">
            <text:p>12,35</text:p>
          </table:table-cell>
          <table:table-cell table:formula="of:=20*LOG10([.D32]/[.C32])" office:value-type="float" office:value="-0.630427347892513" calcext:value-type="float">
            <text:p>-0,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02.54" calcext:value-type="float">
            <text:p>302,54</text:p>
          </table:table-cell>
          <table:table-cell office:value-type="float" office:value="283.59" calcext:value-type="float">
            <text:p>283,59</text:p>
          </table:table-cell>
          <table:table-cell office:value-type="float" office:value="13.33" calcext:value-type="float">
            <text:p>13,33</text:p>
          </table:table-cell>
          <table:table-cell table:formula="of:=20*LOG10([.D33]/[.C33])" office:value-type="float" office:value="-0.561837798963098" calcext:value-type="float">
            <text:p>-0,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07.6" calcext:value-type="float">
            <text:p>307,6</text:p>
          </table:table-cell>
          <table:table-cell office:value-type="float" office:value="296.12" calcext:value-type="float">
            <text:p>296,12</text:p>
          </table:table-cell>
          <table:table-cell office:value-type="float" office:value="6.14" calcext:value-type="float">
            <text:p>6,14</text:p>
          </table:table-cell>
          <table:table-cell table:formula="of:=20*LOG10([.D34]/[.C34])" office:value-type="float" office:value="-0.330371808384584" calcext:value-type="float">
            <text:p>-0,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303.94" calcext:value-type="float">
            <text:p>303,94</text:p>
          </table:table-cell>
          <table:table-cell office:value-type="float" office:value="294.23" calcext:value-type="float">
            <text:p>294,23</text:p>
          </table:table-cell>
          <table:table-cell office:value-type="float" office:value="5.51" calcext:value-type="float">
            <text:p>5,51</text:p>
          </table:table-cell>
          <table:table-cell table:formula="of:=20*LOG10([.D35]/[.C35])" office:value-type="float" office:value="-0.282018147235056" calcext:value-type="float">
            <text:p>-0,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304.54" calcext:value-type="float">
            <text:p>304,54</text:p>
          </table:table-cell>
          <table:table-cell office:value-type="float" office:value="294.5" calcext:value-type="float">
            <text:p>294,5</text:p>
          </table:table-cell>
          <table:table-cell office:value-type="float" office:value="1.11" calcext:value-type="float">
            <text:p>1,11</text:p>
          </table:table-cell>
          <table:table-cell table:formula="of:=20*LOG10([.D36]/[.C36])" office:value-type="float" office:value="-0.291180885544209" calcext:value-type="float">
            <text:p>-0,2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307.58" calcext:value-type="float">
            <text:p>307,58</text:p>
          </table:table-cell>
          <table:table-cell office:value-type="float" office:value="297.13" calcext:value-type="float">
            <text:p>297,13</text:p>
          </table:table-cell>
          <table:table-cell office:value-type="float" office:value="0.33" calcext:value-type="float">
            <text:p>0,33</text:p>
          </table:table-cell>
          <table:table-cell table:formula="of:=20*LOG10([.D37]/[.C37])" office:value-type="float" office:value="-0.300231792899268" calcext:value-type="float">
            <text:p>-0,3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310.04" calcext:value-type="float">
            <text:p>310,04</text:p>
          </table:table-cell>
          <table:table-cell office:value-type="float" office:value="298.72" calcext:value-type="float">
            <text:p>298,72</text:p>
          </table:table-cell>
          <table:table-cell office:value-type="float" office:value="0.22" calcext:value-type="float">
            <text:p>0,22</text:p>
          </table:table-cell>
          <table:table-cell table:formula="of:=20*LOG10([.D38]/[.C38])" office:value-type="float" office:value="-0.323068552237816" calcext:value-type="float">
            <text:p>-0,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float" office:value="310.85" calcext:value-type="float">
            <text:p>310,85</text:p>
          </table:table-cell>
          <table:table-cell office:value-type="float" office:value="298.74" calcext:value-type="float">
            <text:p>298,74</text:p>
          </table:table-cell>
          <table:table-cell office:value-type="float" office:value="-0.29" calcext:value-type="float">
            <text:p>-0,29</text:p>
          </table:table-cell>
          <table:table-cell table:formula="of:=20*LOG10([.D39]/[.C39])" office:value-type="float" office:value="-0.34514990090143" calcext:value-type="float">
            <text:p>-0,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10.98" calcext:value-type="float">
            <text:p>310,98</text:p>
          </table:table-cell>
          <table:table-cell office:value-type="float" office:value="297.17" calcext:value-type="float">
            <text:p>297,17</text:p>
          </table:table-cell>
          <table:table-cell office:value-type="float" office:value="-0.88" calcext:value-type="float">
            <text:p>-0,88</text:p>
          </table:table-cell>
          <table:table-cell table:formula="of:=20*LOG10([.D40]/[.C40])" office:value-type="float" office:value="-0.394549899118078" calcext:value-type="float">
            <text:p>-0,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0" calcext:value-type="float">
            <text:p>7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Noise floo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Urms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42.8" calcext:value-type="float">
            <text:p>42,8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42" calcext:value-type="float">
            <text:p>42</text:p>
          </table:table-cell>
          <table:table-cell office:value-type="float" office:value="5.64" calcext:value-type="float">
            <text:p>5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4:32:50.890440292</meta:creation-date>
    <dc:date>2024-05-26T16:14:46.204294285</dc:date>
    <meta:editing-duration>PT9M32S</meta:editing-duration>
    <meta:editing-cycles>2</meta:editing-cycles>
    <meta:generator>LibreOffice/7.3.7.2$Linux_X86_64 LibreOffice_project/30$Build-2</meta:generator>
    <meta:document-statistic meta:table-count="2" meta:cell-count="2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'Voltage channel amplification'.B25:'Voltage channel amplification'.B40 'Voltage channel amplification'.F25:'Voltage channel amplification'.F40" svg:x="1.009cm" svg:y="0.329cm" svg:width="12.629cm" svg:height="8.194cm">
          <chart:coordinate-region svg:x="2.027cm" svg:y="0.528cm" svg:width="11.331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oltage channel amplification'.F25:'Voltage channel amplification'.F40" chart:class="chart:scatter">
            <chart:domain table:cell-range-address="'Voltage channel amplification'.B25:'Voltage channel amplification'.B4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Voltage channel amplification'.B25:'Voltage channel amplification'.B40</svg:desc>
                </draw:g>
              </table:table-cell>
              <table:table-cell office:value-type="float" office:value="-4.2833900855927">
                <text:p>-4.2833900855927</text:p>
                <draw:g>
                  <svg:desc>'Voltage channel amplification'.F25:'Voltage channel amplification'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-2.51682243320522">
                <text:p>-2.51682243320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1.78506464193554">
                <text:p>-1.78506464193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-1.31459200904704">
                <text:p>-1.31459200904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1.04878450671517">
                <text:p>-1.04878450671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-0.799008400225963">
                <text:p>-0.79900840022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-0.737977543363101">
                <text:p>-0.737977543363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-0.630427347892513">
                <text:p>-0.630427347892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-0.561837798963098">
                <text:p>-0.561837798963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-0.330371808384584">
                <text:p>-0.330371808384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0.282018147235056">
                <text:p>-0.282018147235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-0.291180885544209">
                <text:p>-0.291180885544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-0.300231792899268">
                <text:p>-0.300231792899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-0.323068552237816">
                <text:p>-0.323068552237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0.34514990090143">
                <text:p>-0.34514990090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-0.394549899118078">
                <text:p>-0.394549899118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